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officeooo:rsid="001a53d9" officeooo:paragraph-rsid="001a53d9"/>
    </style:style>
    <style:style style:name="P2" style:family="paragraph" style:parent-style-name="Standard">
      <style:paragraph-properties fo:line-height="200%" fo:text-align="center" style:justify-single-word="false"/>
      <style:text-properties style:font-name="Times New Roman" officeooo:rsid="001b9304" officeooo:paragraph-rsid="001b9304"/>
    </style:style>
    <style:style style:name="P3" style:family="paragraph" style:parent-style-name="Standard">
      <style:paragraph-properties fo:line-height="200%" fo:text-align="start" style:justify-single-word="false"/>
      <style:text-properties style:font-name="Times New Roman" officeooo:rsid="001b9304" officeooo:paragraph-rsid="001b9304"/>
    </style:style>
    <style:style style:name="P4" style:family="paragraph" style:parent-style-name="Standard">
      <style:paragraph-properties fo:line-height="200%" fo:text-align="start" style:justify-single-word="false"/>
      <style:text-properties officeooo:paragraph-rsid="001de90a"/>
    </style:style>
    <style:style style:name="P5" style:family="paragraph" style:parent-style-name="Standard">
      <style:paragraph-properties fo:line-height="200%" fo:text-align="start" style:justify-single-word="false"/>
      <style:text-properties style:font-name="Times New Roman" officeooo:rsid="001b9304" officeooo:paragraph-rsid="001b9304"/>
    </style:style>
    <style:style style:name="P6" style:family="paragraph" style:parent-style-name="Standard">
      <style:paragraph-properties fo:line-height="200%" fo:text-align="start" style:justify-single-word="false"/>
      <style:text-properties style:font-name="Times New Roman" officeooo:rsid="001f45d9" officeooo:paragraph-rsid="001f45d9"/>
    </style:style>
    <style:style style:name="P7" style:family="paragraph" style:parent-style-name="Standard">
      <style:paragraph-properties fo:line-height="200%" fo:text-align="start" style:justify-single-word="false"/>
      <style:text-properties officeooo:paragraph-rsid="001be5ad"/>
    </style:style>
    <style:style style:name="P8" style:family="paragraph" style:parent-style-name="Standard">
      <style:paragraph-properties fo:line-height="200%" fo:text-align="start" style:justify-single-word="false"/>
      <style:text-properties officeooo:paragraph-rsid="001dbf4b"/>
    </style:style>
    <style:style style:name="P9" style:family="paragraph" style:parent-style-name="Standard">
      <style:paragraph-properties fo:line-height="200%" fo:text-align="start" style:justify-single-word="false"/>
      <style:text-properties officeooo:rsid="001f45d9" officeooo:paragraph-rsid="001f45d9"/>
    </style:style>
    <style:style style:name="T1" style:family="text">
      <style:text-properties fo:font-style="italic"/>
    </style:style>
    <style:style style:name="T2" style:family="text">
      <style:text-properties style:font-name="Times New Roman" officeooo:rsid="001be5ad"/>
    </style:style>
    <style:style style:name="T3" style:family="text">
      <style:text-properties officeooo:rsid="001be5ad"/>
    </style:style>
    <style:style style:name="T4" style:family="text">
      <style:text-properties officeooo:rsid="001dbf4b"/>
    </style:style>
    <style:style style:name="T5" style:family="text">
      <style:text-properties officeooo:rsid="001f45d9"/>
    </style:style>
    <style:style style:name="T6" style:family="text">
      <style:text-properties officeooo:rsid="0021a3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Piotti</text:p>
      <text:p text:style-name="P1">21W.022</text:p>
      <text:p text:style-name="P1">03/19/2018</text:p>
      <text:p text:style-name="P2">Annotated Bibliography</text:p>
      <text:p text:style-name="P3"><text:bookmark text:name="_152164657"/>1. “Racing Rules of Sailing.” <text:span text:style-name="T1">World Sailng</text:span>, 2017, <text:a xlink:type="simple" xlink:href="http://www.ussailing.org/race-officials/rules/">www.ussailing.org/race-officials/rules/</text:a>.</text:p>
      <text:p text:style-name="P6">This site has the full 190-page booklet of the current world-recognized racing rules. Since part of the point I want to make is how complex, convoluted, and involved the rules of modern racing are, I think the source will help me pull out some examples of just how engineered the sport has truly become. Showing that the rules have become so technical will hopefully help me show how sailboat racing has developed over the years.</text:p>
      <text:p text:style-name="P7"><text:span text:style-name="T2">2. </text:span>Rousmaniere, John. "The America's Cup." <text:span text:style-name="T1">American Heritage</text:span>, vol. 51, no. 1, Feb/Mar2000, p. 57. EBSCO<text:span text:style-name="T1">host</text:span>, search.ebscohost.com/login.aspx?direct=true&amp;db=a9h&amp;AN=2724307&amp;site=eds-live&amp;scope=site.</text:p>
      <text:p text:style-name="P9">The America's cup is definitely the most famous yacht race, so it makes sense that I should reference it at some point. This article has a lot of details about the birth of the race, and how it's developed over time, including details about boat types and certain competitions. This piece will also help me argue h<text:span text:style-name="T6">o</text:span>w the much the sport has changed over the years.</text:p>
      <text:p text:style-name="P7"><text:span text:style-name="T3">3. </text:span>St Leger, Alicia. "A History of the Royal Cork Yacht Club. (Cover Story)." <text:span text:style-name="T1">Maritime Life &amp; Traditions</text:span>, no. 33, Winter2006, pp. 48-61. EBSCO<text:span text:style-name="T1">host</text:span>, search.ebscohost.com/login.aspx?direct=true&amp;db=a9h&amp;AN=23294627&amp;site=eds-live&amp;scope=site.</text:p>
      <text:p text:style-name="P9">The Royal Cork yacht club is a well known yacht club in the yachting community and has a rich history. Although it's in Ireland, and I want to make this piece mainly about yachting in America, I think it reflects the rise of yacht clubs in the U.S., too. This article is very nice and goes into great depth about the yacht club's history, starting in the 1800s, and provides some great pictures demonstrating the changes of yacht design over time. It focuses a lot on the social aspects of sailing, <text:soft-page-break/>which I think is an important point when thinking about why sailboat racing has become so popular.</text:p>
      <text:p text:style-name="P8"><text:span text:style-name="T3">4. </text:span>“MIT Sailing: History.” <text:span text:style-name="T1">MIT Sailing</text:span>, MIT, sailing.mit.edu/info/history.php.</text:p>
      <text:p text:style-name="P9">Fun fact: MIT was really the pioneer in college sailing. Now, almost all good schools have a sailing team, and college sailing regattas are very competitive. As a current member of the sailing team here at MIT, I wanted to bring college sailing into the conversation. College sailing is a relatively new phenomenon (since early 1900s) and I think it effectively reflects how sailing has progressed in the U.S. in the last century. This piece from the MIT sailing website has some nice details regarding the birth of college sailing.</text:p>
      <text:p text:style-name="P4"><text:span text:style-name="T4">5. </text:span>“A Short History of World Sailing.” <text:span text:style-name="T1">Sailing.org</text:span>, World Sailing, www.sailing.org/about/history.php#.WrKFRNYh3CI. <text:s text:c="2"/></text:p>
      <text:p text:style-name="P3"><text:s/><text:span text:style-name="T5">This source mainly talks about the founding of the International Sailing Federation (ISAF). It has some good details about the Federation's history, and talks about how the Federation was formed to unite the different rules that different yacht clubs had established. I think this is important because it really is the beginning of sailing as a structured, technical sport instead of just a recreational pas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1:20:03.551076213</meta:creation-date>
    <dc:date>2018-03-21T14:08:25.129951884</dc:date>
    <meta:editing-duration>PT5M2S</meta:editing-duration>
    <meta:editing-cycles>3</meta:editing-cycles>
    <meta:generator>LibreOffice/4.2.8.2$Linux_X86_64 LibreOffice_project/420m0$Build-2</meta:generator>
    <meta:document-statistic meta:table-count="0" meta:image-count="0" meta:object-count="0" meta:page-count="2" meta:paragraph-count="14" meta:word-count="480" meta:character-count="3101" meta:non-whitespace-character-count="2631"/>
  </office:meta>
</office:document-meta>
</file>